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30502F9B676E2596F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86cm" draw:z-index="0"><draw:image xlink:href="Pictures/10000001000004BA0000030502F9B676E2596F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1:36:19.602825985</meta:creation-date>
    <dc:date>2024-03-14T11:36:48.152067478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